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mo@MoPC-Arch</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4e152f">1. PD2 writeup</text:a></text:p>
          <text:p text:style-name="Contents_20_2"><text:a xlink:type="simple" xlink:href="#org4be03b7">1.1. constants</text:a></text:p>
          <text:p text:style-name="Contents_20_2"><text:a xlink:type="simple" xlink:href="#org155799c">1.2. igen</text:a></text:p>
          <text:p text:style-name="Contents_20_2"><text:a xlink:type="simple" xlink:href="#org183bb8d">1.3. decode</text:a></text:p>
          <text:p text:style-name="Contents_20_2"><text:a xlink:type="simple" xlink:href="#orgd7c6d95">1.4. control</text:a></text:p>
        </text:index-body>
      </text:table-of-content>
      <text:h text:style-name="Heading_20_1" text:outline-level="1" text:is-list-header="false">
<text:bookmark-start text:name="OrgXref.org54e152f"/>
<text:bookmark text:name="org54e152f"/>PD2 writeup
<text:bookmark-end text:name="OrgXref.org54e152f"/></text:h>
      <text:h text:style-name="Heading_20_2" text:outline-level="2" text:is-list-header="false">
<text:bookmark-start text:name="OrgXref.org4be03b7"/>
<text:bookmark text:name="org4be03b7"/>constants
<text:bookmark-end text:name="OrgXref.org4be03b7"/></text:h>
      <text:p text:style-name="Text_20_body">i made the constants such that the ALU has its own set of codes that corresponds with the funct3 and funct7. all the opcodes have labeled funct3s and the different types of each opcodes are made seperate such as the different subtypes of I type.
</text:p>
      <text:h text:style-name="Heading_20_2" text:outline-level="2" text:is-list-header="false">
<text:bookmark-start text:name="OrgXref.org155799c"/>
<text:bookmark text:name="org155799c"/>igen
<text:bookmark-end text:name="OrgXref.org155799c"/></text:h>
      <text:p text:style-name="Text_20_body">the igen is completly combonational and always gives and output unless the opcode is R type. the immediate is muxed with the opcode.
</text:p>
      <text:h text:style-name="Heading_20_2" text:outline-level="2" text:is-list-header="false">
<text:bookmark-start text:name="OrgXref.org183bb8d"/>
<text:bookmark text:name="org183bb8d"/>decode
<text:bookmark-end text:name="OrgXref.org183bb8d"/></text:h>
      <text:p text:style-name="Text_20_body">decode is made to load on the negedge of clock. it is also completely blocking as there is no "shift register" style logic required by the design.
</text:p>
      <text:h text:style-name="Heading_20_2" text:outline-level="2" text:is-list-header="false">
<text:bookmark-start text:name="OrgXref.orgd7c6d95"/>
<text:bookmark text:name="orgd7c6d95"/>control
<text:bookmark-end text:name="OrgXref.orgd7c6d95"/></text:h>
      <text:p text:style-name="Text_20_body">the control is simply a mux for the different opcodes and the pcsel is changed from PC<text:span text:style-name="OrgSubscript">ADD4</text:span> to PC<text:span text:style-name="OrgSubscript">IMM</text:span> in branch and jump and the branch opcode needs the condition from the further instruction to be true to then change from the default PC<text:span text:style-name="OrgSubscript">ADD4</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6-02-19T17:34:31</dc:date>
    <meta:creation-date>2026-02-19T17:34:31</meta:creation-date>
    <meta:generator>Emacs 30.2 (Org mode 9.7.11)</meta:generator>
    <meta:keyword/>
    <dc:subject/>
    <dc:title/>
  </office:meta>
</office:document-meta>
</file>